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26.00pt" fo:font-weight="bold" fo:font-family="Calibri" style:font-family-asian="Calibri" style:font-family-complex="Calibri" fo:background-color="transparent" style:use-window-font-color="true"/>
    </style:style>
    <style:style style:name="T3" style:family="text">
      <style:text-properties fo:font-size="20.00pt" fo:font-weight="bold" fo:font-family="Calibri" style:font-family-asian="Calibri" style:font-family-complex="Calibri" fo:background-color="transparent" style:use-window-font-color="true" fo:font-style="italic"/>
    </style:style>
    <style:style style:name="T4" style:family="text">
      <style:text-properties fo:font-size="20.00pt" fo:font-weight="bold" fo:font-family="Calibri" style:font-family-asian="Calibri" style:font-family-complex="Calibri" fo:background-color="transparent" style:use-window-font-color="true"/>
    </style:style>
    <style:style style:name="T5" style:family="text">
      <style:text-properties fo:font-size="16.00pt" fo:font-weight="bold" fo:font-family="Calibri" style:font-family-asian="Calibri" style:font-family-complex="Calibri" fo:background-color="transparent" style:use-window-font-color="true"/>
    </style:style>
    <style:style style:name="T6" style:family="text">
      <style:text-properties fo:font-size="16.00pt" fo:font-weight="normal"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6.00pt" fo:font-weight="normal" fo:font-family="Calibri" style:font-family-asian="Calibri" style:font-family-complex="Calibri" fo:background-color="transparent" style:use-window-font-color="true"/>
    </style:style>
    <style:style style:name="T9" style:family="text">
      <style:text-properties fo:font-size="16.00pt" fo:font-weight="bold" fo:font-family="Calibri" style:font-family-asian="Calibri" style:font-family-complex="Calibri" fo:background-color="transparent" style:use-window-font-color="true"/>
    </style:style>
    <style:style style:name="T10" style:family="text">
      <style:text-properties fo:font-size="16.00pt" fo:font-weight="normal" fo:font-family="Calibri" style:font-family-asian="Calibri" style:font-family-complex="Calibri" fo:background-color="transparent" style:use-window-font-color="true"/>
    </style:style>
    <style:style style:name="T11" style:family="text">
      <style:text-properties fo:font-size="16.00pt" fo:font-weight="bold" fo:font-family="Calibri" style:font-family-asian="Calibri" style:font-family-complex="Calibri" fo:background-color="transparent" style:use-window-font-color="true"/>
    </style:style>
    <style:style style:name="T12" style:family="text">
      <style:text-properties fo:font-size="16.00pt" fo:font-weight="normal" fo:font-family="Calibri" style:font-family-asian="Calibri" style:font-family-complex="Calibri" fo:background-color="transparent" style:use-window-font-color="true"/>
    </style:style>
    <style:style style:name="T13" style:family="text">
      <style:text-properties fo:font-size="16.00pt" fo:font-weight="bold" fo:font-family="Calibri" style:font-family-asian="Calibri" style:font-family-complex="Calibri" fo:background-color="transparent" style:use-window-font-color="true"/>
    </style:style>
    <style:style style:name="T14" style:family="text">
      <style:text-properties fo:font-size="16.00pt" fo:font-weight="normal" fo:font-family="Calibri" style:font-family-asian="Calibri" style:font-family-complex="Calibri" fo:background-color="transparent" style:use-window-font-color="true"/>
    </style:style>
    <style:style style:name="T15" style:family="text">
      <style:text-properties fo:font-size="16.00pt" fo:font-weight="bold" fo:font-family="Calibri" style:font-family-asian="Calibri" style:font-family-complex="Calibri" fo:background-color="transparent" style:use-window-font-color="true"/>
    </style:style>
    <style:style style:name="T16" style:family="text">
      <style:text-properties fo:font-size="16.00pt" fo:font-weight="normal" fo:font-family="Calibri" style:font-family-asian="Calibri" style:font-family-complex="Calibri" fo:background-color="transparent" style:use-window-font-color="true"/>
    </style:style>
    <style:style style:name="T17" style:family="text">
      <style:text-properties fo:font-size="16.00pt" fo:font-weight="bold" fo:font-family="Calibri" style:font-family-asian="Calibri" style:font-family-complex="Calibri" fo:background-color="transparent" style:use-window-font-color="true"/>
    </style:style>
    <style:style style:name="T18" style:family="text">
      <style:text-properties fo:font-size="16.00pt" fo:font-weight="normal" fo:font-family="Calibri" style:font-family-asian="Calibri" style:font-family-complex="Calibri" fo:background-color="transparent" style:use-window-font-color="true"/>
    </style:style>
    <style:style style:name="T19" style:family="text">
      <style:text-properties fo:font-size="16.00pt" fo:font-weight="bold" fo:font-family="Calibri" style:font-family-asian="Calibri" style:font-family-complex="Calibri"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fo:font-style="italic"/>
    </style:style>
    <style:style style:name="T21" style:family="text">
      <style:text-properties fo:font-size="16.00pt" fo:font-weight="normal" fo:font-family="Calibri" style:font-family-asian="Calibri" style:font-family-complex="Calibri" fo:background-color="transparent" style:use-window-font-color="true"/>
    </style:style>
    <style:style style:name="T22" style:family="text">
      <style:text-properties fo:font-size="16.00pt" fo:font-weight="bold" fo:font-family="Calibri" style:font-family-asian="Calibri" style:font-family-complex="Calibri" fo:background-color="transparent" style:use-window-font-color="true"/>
    </style:style>
    <style:style style:name="T23" style:family="text">
      <style:text-properties fo:font-size="16.00pt" fo:font-weight="normal" fo:font-family="Calibri" style:font-family-asian="Calibri" style:font-family-complex="Calibri" fo:background-color="transparent" style:use-window-font-color="true"/>
    </style:style>
    <style:style style:name="T24" style:family="text">
      <style:text-properties fo:font-size="16.00pt" fo:font-weight="bold" fo:font-family="Calibri" style:font-family-asian="Calibri" style:font-family-complex="Calibri" fo:background-color="transparent" style:use-window-font-color="true"/>
    </style:style>
    <style:style style:name="T25" style:family="text">
      <style:text-properties fo:font-size="16.00pt" fo:font-weight="normal" fo:font-family="Calibri" style:font-family-asian="Calibri" style:font-family-complex="Calibri" fo:background-color="transparent" style:use-window-font-color="true"/>
    </style:style>
    <style:style style:name="T26" style:family="text">
      <style:text-properties fo:font-size="16.00pt" fo:font-weight="normal" fo:font-family="Calibri" style:font-family-asian="Calibri" style:font-family-complex="Calibri" fo:background-color="transparent" style:use-window-font-color="true" fo:font-style="italic"/>
    </style:style>
    <style:style style:name="T27" style:family="text">
      <style:text-properties fo:font-size="16.00pt" fo:font-weight="bold" fo:font-family="Calibri" style:font-family-asian="Calibri" style:font-family-complex="Calibri" fo:background-color="transparent" style:use-window-font-color="true"/>
    </style:style>
    <style:style style:name="T28" style:family="text">
      <style:text-properties fo:font-size="16.00pt" fo:font-weight="normal" fo:font-family="Calibri" style:font-family-asian="Calibri" style:font-family-complex="Calibri" fo:background-color="transparent" style:use-window-font-color="true"/>
    </style:style>
    <style:style style:name="T29" style:family="text">
      <style:text-properties fo:font-size="16.00pt" fo:font-weight="bold" fo:font-family="Calibri" style:font-family-asian="Calibri" style:font-family-complex="Calibri" fo:background-color="transparent" style:use-window-font-color="true"/>
    </style:style>
    <style:style style:name="T30" style:family="text">
      <style:text-properties fo:font-size="16.00pt" fo:font-weight="normal" fo:font-family="Calibri" style:font-family-asian="Calibri" style:font-family-complex="Calibri" fo:background-color="transparent" style:use-window-font-color="true"/>
    </style:style>
    <style:style style:name="T31" style:family="text">
      <style:text-properties fo:font-size="16.00pt" fo:font-weight="bold" fo:font-family="Calibri" style:font-family-asian="Calibri" style:font-family-complex="Calibri" fo:background-color="transparent" style:use-window-font-color="true"/>
    </style:style>
    <style:style style:name="T32" style:family="text">
      <style:text-properties fo:font-size="16.00pt" fo:font-weight="normal" fo:font-family="Calibri" style:font-family-asian="Calibri" style:font-family-complex="Calibri" fo:background-color="transparent" style:use-window-font-color="true"/>
    </style:style>
    <style:style style:name="T33" style:family="text">
      <style:text-properties fo:font-size="16.00pt" fo:font-weight="bold"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bold" fo:font-family="Calibri" style:font-family-asian="Calibri" style:font-family-complex="Calibri" fo:background-color="transparent" style:use-window-font-color="true"/>
    </style:style>
    <style:style style:name="T36" style:family="text">
      <style:text-properties fo:font-size="16.00pt" fo:font-weight="normal" fo:font-family="Calibri" style:font-family-asian="Calibri" style:font-family-complex="Calibri"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6.00pt" fo:font-weight="normal" fo:font-family="Calibri" style:font-family-asian="Calibri" style:font-family-complex="Calibri" fo:background-color="transparent" style:use-window-font-color="true"/>
    </style:style>
    <style:style style:name="T39" style:family="text">
      <style:text-properties fo:font-size="14.00pt" fo:font-weight="normal" fo:font-family="Calibri" style:font-family-asian="Calibri" style:font-family-complex="Calibri" fo:background-color="transparent" style:use-window-font-color="true"/>
    </style:style>
    <style:style style:name="T40" style:family="text">
      <style:text-properties fo:font-size="16.00pt" fo:font-weight="normal" fo:font-family="Calibri" style:font-family-asian="Calibri" style:font-family-complex="Calibri" fo:background-color="transparent" style:use-window-font-color="true"/>
    </style:style>
    <style:style style:name="T41" style:family="text">
      <style:text-properties fo:font-size="14.00pt" fo:font-weight="normal" fo:font-family="Calibri" style:font-family-asian="Calibri" style:font-family-complex="Calibri" fo:background-color="transparent" style:use-window-font-color="true"/>
    </style:style>
    <style:style style:name="T42" style:family="text">
      <style:text-properties fo:font-size="16.00pt" fo:font-weight="normal" fo:font-family="Calibri" style:font-family-asian="Calibri" style:font-family-complex="Calibri" fo:background-color="transparent" style:use-window-font-color="true"/>
    </style:style>
    <style:style style:name="T43" style:family="text">
      <style:text-properties fo:font-size="16.00pt" fo:font-weight="bold"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4.00pt" fo:font-weight="bold"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4.00pt" fo:font-weight="bold"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6.00pt" fo:font-weight="bold" fo:font-family="Calibri" style:font-family-asian="Calibri" style:font-family-complex="Calibri" fo:background-color="transparent" style:use-window-font-color="true"/>
    </style:style>
    <style:style style:name="T50" style:family="text">
      <style:text-properties fo:font-size="16.00pt" fo:font-weight="normal" fo:font-family="Calibri" style:font-family-asian="Calibri" style:font-family-complex="Calibri" fo:background-color="transparent" style:use-window-font-color="true"/>
    </style:style>
    <style:style style:name="T51" style:family="text">
      <style:text-properties fo:font-size="16.00pt" fo:font-weight="bold" fo:font-family="Calibri" style:font-family-asian="Calibri" style:font-family-complex="Calibri" fo:background-color="transparent" style:use-window-font-color="true"/>
    </style:style>
    <style:style style:name="T52" style:family="text">
      <style:text-properties fo:font-size="16.00pt" fo:font-weight="normal" fo:font-family="Calibri" style:font-family-asian="Calibri" style:font-family-complex="Calibri" fo:background-color="transparent" style:use-window-font-color="true"/>
    </style:style>
    <style:style style:name="T53" style:family="text">
      <style:text-properties fo:font-size="16.00pt" fo:font-weight="bold" fo:font-family="Calibri" style:font-family-asian="Calibri" style:font-family-complex="Calibri" fo:background-color="transparent" style:use-window-font-color="true"/>
    </style:style>
    <style:style style:name="T54" style:family="text">
      <style:text-properties fo:font-size="16.00pt" fo:font-weight="normal" fo:font-family="Calibri" style:font-family-asian="Calibri" style:font-family-complex="Calibri" fo:background-color="transparent" style:use-window-font-color="true"/>
    </style:style>
    <style:style style:name="T55" style:family="text">
      <style:text-properties fo:font-size="16.00pt" fo:font-weight="bold" fo:font-family="Calibri" style:font-family-asian="Calibri" style:font-family-complex="Calibri" fo:background-color="transparent" style:use-window-font-color="true"/>
    </style:style>
    <style:style style:name="T56" style:family="text">
      <style:text-properties fo:font-size="16.00pt" fo:font-weight="normal" fo:font-family="Calibri" style:font-family-asian="Calibri" style:font-family-complex="Calibri" fo:background-color="transparent" style:use-window-font-color="true"/>
    </style:style>
    <style:style style:name="T57" style:family="text">
      <style:text-properties fo:font-size="16.00pt" fo:font-weight="bold" fo:font-family="Calibri" style:font-family-asian="Calibri" style:font-family-complex="Calibri" fo:background-color="transparent" style:use-window-font-color="true"/>
    </style:style>
    <style:style style:name="T58" style:family="text">
      <style:text-properties fo:font-size="16.00pt" fo:font-weight="normal" fo:font-family="Calibri" style:font-family-asian="Calibri" style:font-family-complex="Calibri" fo:background-color="transparent" style:use-window-font-color="true"/>
    </style:style>
    <style:style style:name="T59" style:family="text">
      <style:text-properties fo:font-size="16.00pt" fo:font-weight="bold" fo:font-family="Calibri" style:font-family-asian="Calibri" style:font-family-complex="Calibri" fo:background-color="transparent" style:use-window-font-color="true"/>
    </style:style>
    <style:style style:name="T60" style:family="text">
      <style:text-properties fo:font-size="16.00pt" fo:font-weight="normal" fo:font-family="Calibri" style:font-family-asian="Calibri" style:font-family-complex="Calibri" fo:background-color="transparent" style:use-window-font-color="true"/>
    </style:style>
    <style:style style:name="T61" style:family="text">
      <style:text-properties fo:font-size="16.00pt" fo:font-weight="bold" fo:font-family="Calibri" style:font-family-asian="Calibri" style:font-family-complex="Calibri" fo:background-color="transparent"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6.00pt" fo:font-weight="normal" fo:font-family="Calibri" style:font-family-asian="Calibri" style:font-family-complex="Calibri" fo:background-color="transparent" style:use-window-font-color="true"/>
    </style:style>
    <style:style style:name="T64" style:family="text">
      <style:text-properties fo:font-size="14.00pt" fo:font-weight="normal" fo:font-family="Calibri" style:font-family-asian="Calibri" style:font-family-complex="Calibri" fo:background-color="transparent" style:use-window-font-color="true"/>
    </style:style>
    <style:style style:name="T65" style:family="text">
      <style:text-properties fo:font-size="16.00pt" fo:font-weight="bold" fo:font-family="Calibri" style:font-family-asian="Calibri" style:font-family-complex="Calibri" fo:background-color="transparent" style:use-window-font-color="true"/>
    </style:style>
    <style:style style:name="T66" style:family="text">
      <style:text-properties fo:font-size="16.00pt" fo:font-weight="normal" fo:font-family="Calibri" style:font-family-asian="Calibri" style:font-family-complex="Calibri" fo:background-color="transparent" style:use-window-font-color="true"/>
    </style:style>
    <style:style style:name="T67" style:family="text">
      <style:text-properties fo:font-size="16.00pt" fo:font-weight="bold" fo:font-family="Calibri" style:font-family-asian="Calibri" style:font-family-complex="Calibri"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6.00pt" fo:font-weight="bold" fo:font-family="Calibri" style:font-family-asian="Calibri" style:font-family-complex="Calibri" fo:background-color="transparent" style:use-window-font-color="true"/>
    </style:style>
    <style:style style:name="T70" style:family="text">
      <style:text-properties fo:font-size="16.00pt" fo:font-weight="normal" fo:font-family="Calibri" style:font-family-asian="Calibri" style:font-family-complex="Calibri" fo:background-color="transparent" style:use-window-font-color="true"/>
    </style:style>
    <style:style style:name="T71" style:family="text">
      <style:text-properties fo:font-size="16.00pt" fo:font-weight="bold" fo:font-family="Calibri" style:font-family-asian="Calibri" style:font-family-complex="Calibri" fo:background-color="transparent" style:use-window-font-color="true"/>
    </style:style>
    <style:style style:name="T72" style:family="text">
      <style:text-properties fo:font-size="14.00pt" fo:font-weight="normal" fo:font-family="Calibri" style:font-family-asian="Calibri" style:font-family-complex="Calibri" fo:background-color="transparent" style:use-window-font-color="true"/>
    </style:style>
    <style:style style:name="T73" style:family="text">
      <style:text-properties fo:font-size="16.00pt" fo:font-weight="bold" fo:font-family="Calibri" style:font-family-asian="Calibri" style:font-family-complex="Calibri"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6.00pt" fo:font-weight="bold" fo:font-family="Calibri" style:font-family-asian="Calibri" style:font-family-complex="Calibri" fo:background-color="transparent" style:use-window-font-color="true"/>
    </style:style>
    <style:style style:name="T76" style:family="text">
      <style:text-properties fo:font-size="14.00pt" fo:font-weight="normal" fo:font-family="Calibri" style:font-family-asian="Calibri" style:font-family-complex="Calibri" fo:background-color="transparent" style:use-window-font-color="true"/>
    </style:style>
    <style:style style:name="T77" style:family="text">
      <style:text-properties fo:font-size="16.00pt" fo:font-weight="bold" fo:font-family="Calibri" style:font-family-asian="Calibri" style:font-family-complex="Calibri" fo:background-color="transparent" style:use-window-font-color="true"/>
    </style:style>
    <style:style style:name="T78" style:family="text">
      <style:text-properties fo:font-size="14.00pt" fo:font-weight="normal" fo:font-family="Calibri" style:font-family-asian="Calibri" style:font-family-complex="Calibri" fo:background-color="transparent" style:use-window-font-color="true"/>
    </style:style>
    <style:style style:name="T79" style:family="text">
      <style:text-properties fo:font-size="16.00pt" fo:font-weight="bold" fo:font-family="Calibri" style:font-family-asian="Calibri" style:font-family-complex="Calibri" fo:background-color="transparent" style:use-window-font-color="true"/>
    </style:style>
    <style:style style:name="T80" style:family="text">
      <style:text-properties fo:font-size="14.00pt" fo:font-weight="normal" fo:font-family="Calibri" style:font-family-asian="Calibri" style:font-family-complex="Calibri" fo:background-color="transparent" style:use-window-font-color="true"/>
    </style:style>
    <style:style style:name="T81" style:family="text">
      <style:text-properties fo:font-size="16.00pt" fo:font-weight="bold" fo:font-family="Calibri" style:font-family-asian="Calibri" style:font-family-complex="Calibri" fo:background-color="transparent" style:use-window-font-color="true"/>
    </style:style>
    <style:style style:name="T82" style:family="text">
      <style:text-properties fo:font-size="14.00pt" fo:font-weight="normal" fo:font-family="Calibri" style:font-family-asian="Calibri" style:font-family-complex="Calibri" fo:background-color="transparent" style:use-window-font-color="true"/>
    </style:style>
    <style:style style:name="T83" style:family="text">
      <style:text-properties fo:font-size="16.00pt" fo:font-weight="bold" fo:font-family="Calibri" style:font-family-asian="Calibri" style:font-family-complex="Calibri" fo:background-color="transparent" style:use-window-font-color="true"/>
    </style:style>
    <style:style style:name="T84" style:family="text">
      <style:text-properties fo:font-size="14.00pt" fo:font-weight="normal" fo:font-family="Calibri" style:font-family-asian="Calibri" style:font-family-complex="Calibri" fo:background-color="transparent" style:use-window-font-color="true"/>
    </style:style>
    <style:style style:name="T85" style:family="text">
      <style:text-properties fo:font-size="16.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style:style style:name="P3" style:family="paragraph">
      <style:paragraph-properties fo:line-height="100.00%" fo:text-align="justify" fo:margin-bottom="10.00pt"/>
    </style:style>
    <style:style style:name="P4" style:family="paragraph">
      <style:paragraph-properties fo:line-height="115.00%" fo:text-align="justify"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justify" fo:margin-bottom="10.00pt"/>
    </style:style>
    <style:style style:name="P6" style:family="paragraph">
      <style:paragraph-properties fo:line-height="115.00%" fo:text-align="justify"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justify" fo:margin-bottom="10.00pt"/>
    </style:style>
    <style:style style:name="P8" style:family="paragraph">
      <style:paragraph-properties fo:line-height="115.00%" fo:text-align="justify"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justify" fo:margin-bottom="10.00pt"/>
    </style:style>
    <style:style style:name="P10" style:family="paragraph">
      <style:paragraph-properties fo:line-height="115.00%" fo:text-align="justify"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justify" fo:margin-bottom="10.00pt"/>
    </style:style>
    <style:style style:name="P12" style:family="paragraph">
      <style:paragraph-properties fo:line-height="115.00%" fo:text-align="justify"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justify" fo:margin-bottom="10.00pt"/>
    </style:style>
    <style:style style:name="P14" style:family="paragraph">
      <style:paragraph-properties fo:line-height="115.00%" fo:text-align="justify"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justify" fo:margin-bottom="10.00pt"/>
    </style:style>
    <style:style style:name="P16" style:family="paragraph">
      <style:paragraph-properties fo:line-height="115.00%" fo:text-align="justify"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justify" fo:margin-bottom="10.00pt"/>
    </style:style>
    <style:style style:name="P18" style:family="paragraph">
      <style:paragraph-properties fo:line-height="115.00%" fo:text-align="justify"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justify" fo:margin-bottom="10.00pt"/>
    </style:style>
    <style:style style:name="P20" style:family="paragraph">
      <style:paragraph-properties fo:line-height="115.00%" fo:text-align="justify" fo:margin-bottom="10.00pt"/>
    </style:style>
    <style:style style:name="P21" style:family="paragraph">
      <style:paragraph-properties fo:line-height="115.00%" fo:text-align="justify" fo:margin-bottom="10.00pt"/>
    </style:style>
    <style:style style:name="P22" style:family="paragraph">
      <style:paragraph-properties fo:line-height="100.00%" fo:text-align="justify" fo:margin-bottom="10.00pt"/>
    </style:style>
    <style:style style:name="P23" style:family="paragraph">
      <style:paragraph-properties fo:line-height="115.00%" fo:text-align="justify" fo:margin-bottom="10.00pt"/>
    </style:style>
  </office:automatic-styles>
  <office:body>
    <office:text>
      <text:p text:style-name="P1"><text:span text:style-name="T1"><text:s/></text:span><text:span text:style-name="T2">Credit card approval</text:span></text:p>
      <text:p text:style-name="P1"><text:span text:style-name="T3">Project proposal to predict credit card approval</text:span><text:span text:style-name="T4"/></text:p>
      <text:p text:style-name="P1"><text:span text:style-name="T5">Problem Statement</text:span><text:span text:style-name="T6">:-</text:span></text:p>
      <text:p text:style-name="P1"><text:span text:style-name="T6">A bank's credit card department is one of the top adopters of data science. A top focus for the bank has always been acquiring new credit card customers. Giving out credit cards without doing proper research or evaluating applicants' creditworthiness is quite risky. The credit card department has been using a data-driven system for credit assessment called Credit Scoring for many years, and the model is known as an application scorecard. A credit card application's cutoff value is determined using the application scorecard, which also aids in estimating the applicant's level of risk. This decision is made based on strategic priority at a given time.</text:span></text:p>
      <text:p text:style-name="P2"><text:span text:style-name="T6">Customers must fill out a form, either physically or online, to apply for a credit card. The application data is used to evaluate the applicant's creditworthiness. The decision is made using the application data in addition to the Credit Bureau Score, such as the FICO Score in the US or the CIBIL Score in India, and other internal information on the applicants. Additionally, the banks are rapidly taking a lot of outside data into account to enhance the caliber of credit judgements.</text:span></text:p>
      <text:p text:style-name="P2"><text:span text:style-name="T6"/></text:p>
      <text:p text:style-name="P2"><text:span text:style-name="T7">Aim</text:span><text:span text:style-name="T8">:-To build a machine learning model to predict if a credit card application will get approved.</text:span></text:p>
      <text:p text:style-name="P2"><text:span text:style-name="T9"/></text:p>
      <text:p text:style-name="P3"><draw:frame text:anchor-type="as-char" svg:width="77.26mm" svg:height="35.98mm" style:rel-width="scale" style:rel-height="scale"><draw:object-ole xlink:href="OleObj1"/><draw:image xlink:href="ObjectReplacements/OleObj1"/></draw:frame><text:span text:style-name="T9"/></text:p>
      <text:p text:style-name="P4"><text:span text:style-name="T9"/></text:p>
      <text:p text:style-name="P4"><text:span text:style-name="T9">**Attribute Descriptions**:-</text:span><text:span text:style-name="T10"/></text:p>
      <text:p text:style-name="P4"><text:span text:style-name="T10">Gender: This column indicates the gender of the individual, either male or female. It is a Categorical (binary).</text:span></text:p>
      <text:p text:style-name="P4"><text:span text:style-name="T10">Car_Owner: This column indicates whether the individual owns a car or not, either Yes or No.It is a Categorical (binary).</text:span></text:p>
      <text:p text:style-name="P4"><text:span text:style-name="T10">Propert_Owner: This column indicates whether the individual owns a property or not, either Yes or No.It is a Categorical (binary).</text:span></text:p>
      <text:p text:style-name="P4"><text:span text:style-name="T10">Children: This column indicates the number of children the individual has.It is a Numerical(integer).</text:span></text:p>
      <text:p text:style-name="P4"><text:span text:style-name="T10">Annual_income: This column contains the annual income of the individual.It is a Numerical (continuous).</text:span></text:p>
      <text:p text:style-name="P4"><text:span text:style-name="T10">Type_Income: This column indicates the type of income the individual earns, such as salary or self-employed income.It is a Numerical (nominal).</text:span></text:p>
      <text:p text:style-name="P4"><text:span text:style-name="T10">Education: This column indicates the level of education of the individual. It is a Categorical (ordinal).</text:span></text:p>
      <text:p text:style-name="P4"><text:span text:style-name="T10">Marital_status: This column indicates the marital status of the individual, such as Single, Married, Divorced, etc. It is a Categorical (nominal).</text:span></text:p>
      <text:p text:style-name="P4"><text:span text:style-name="T10">Housing_type: This column indicates the type of housing the individual lives in, such as a house or apartment. It is a Categorical (nominal).</text:span></text:p>
      <text:p text:style-name="P4"><text:span text:style-name="T10">Birthday_count: This column contains the age of the individual.It is a Numerical(integer).</text:span></text:p>
      <text:p text:style-name="P4"><text:span text:style-name="T10">Employed_days: This column indicates the number of days the individual has been employed.It is a Numerical(integer).</text:span></text:p>
      <text:p text:style-name="P4"><text:span text:style-name="T10">Mobile_phone, Work_Phone, Phone, and Email_id: These columns contain contact information for the individual, such as mobile phone number, work phone number, home phone number, and email id.Mobile_phone, Work_Phone, Phone are Categorical (binary) and Email_id is Categorical (nominal).</text:span></text:p>
      <text:p text:style-name="P4"><text:span text:style-name="T10">Type_Occupation: This column indicates the type of occupation of the individual, such as healthcare or education. It is a Categorical (nominal).</text:span></text:p>
      <text:p text:style-name="P4"><text:span text:style-name="T10">Family_Members: This column indicates the number of family members the individual has.It is a Numeric (integer).</text:span></text:p>
      <text:p text:style-name="P4"><text:span text:style-name="T10">Label: This column contains the label for credit card approval, either approved or not approved. It is a Categorical (binary).</text:span></text:p>
      <text:p text:style-name="P4"><text:span text:style-name="T11">1.Importing libraries:-</text:span></text:p>
      <text:p text:style-name="P4"><text:span text:style-name="T11"/></text:p>
      <text:p text:style-name="P4"><text:span text:style-name="T11">#<text:s/></text:span><text:span text:style-name="T12">Importing libraries</text:span></text:p>
      <text:p text:style-name="P4"><text:span text:style-name="T12">import numpy as np</text:span></text:p>
      <text:p text:style-name="P4"><text:span text:style-name="T12">import pandas as pd</text:span></text:p>
      <text:p text:style-name="P4"><text:span text:style-name="T12">import matplotlib.pyplot as plt</text:span></text:p>
      <text:p text:style-name="P4"><text:span text:style-name="T12">import seaborn as sns</text:span></text:p>
      <text:p text:style-name="P4"><text:span text:style-name="T12"/></text:p>
      <text:list text:style-name="L5">
        <text:list-item>
          <text:p text:style-name="P5"><text:span text:style-name="T12">np for<text:s text:c="2"/>scientific computinng</text:span></text:p>
        </text:list-item>
        <text:list-item>
          <text:p text:style-name="P5"><text:span text:style-name="T12">pandas to read the data,data manipulation and analysis.</text:span></text:p>
        </text:list-item>
        <text:list-item>
          <text:p text:style-name="P5"><text:span text:style-name="T12">Seaborn,matplotlib for data visualization.</text:span><text:span text:style-name="T13"/></text:p>
        </text:list-item>
      </text:list>
      <text:p text:style-name="P6"><text:span text:style-name="T13">2.Data Collection:-</text:span></text:p>
      <text:p text:style-name="P6"><text:span text:style-name="T14">credit=pd.read_csv("Credit_card.csv")# reading url dataset</text:span></text:p>
      <text:p text:style-name="P6"><text:span text:style-name="T14">credit_lab=pd.read_csv("Credit_card_label.csv")# reading url dataset</text:span></text:p>
      <text:p text:style-name="P6"><text:span text:style-name="T14">credit_card=pd.merge(credit,credit_lab,on='Ind_ID')#merging the dataset on common column</text:span></text:p>
      <text:p text:style-name="P6"><text:span text:style-name="T14">Merging both the datasets by a common column </text:span></text:p>
      <text:p text:style-name="P6"><text:span text:style-name="T15">3.Data Exploration:-</text:span></text:p>
      <text:p text:style-name="P6"><text:span text:style-name="T16">credit_card_raw.shape # exploring number of observations and variables</text:span></text:p>
      <text:p text:style-name="P6"><text:span text:style-name="T16">credit_card_raw.head()# head function to identify any erroneous value</text:span></text:p>
      <text:p text:style-name="P6"><text:span text:style-name="T16">Insight:-There are missing values in multiple columns in form of NaN.</text:span></text:p>
      <text:p text:style-name="P6"><text:span text:style-name="T16">credit_card_raw.tail()# tail function to identify any erroneous value</text:span></text:p>
      <text:p text:style-name="P6"><text:span text:style-name="T16">Insight:-Index 1543 and 1547 has missing values.</text:span></text:p>
      <text:p text:style-name="P6"><text:span text:style-name="T17">4.Data preprocessing:-</text:span></text:p>
      <text:p text:style-name="P6"><text:span text:style-name="T18">credit_card_raw.columns # checking column names</text:span></text:p>
      <text:p text:style-name="P6"><text:span text:style-name="T18">credit_card_raw.dtypes # Checking if datatypes are read correctly.</text:span></text:p>
      <text:p text:style-name="P6"><text:span text:style-name="T18">credit_card_raw.nunique()# nuniuqe function to count unique values in each column</text:span><text:span text:style-name="T19"/></text:p>
      <text:p text:style-name="P6"><text:span text:style-name="T19"><text:s text:c="2"/></text:span><text:span text:style-name="T20">It is to check if each column has correct values, specifically categorical variable</text:span></text:p>
      <text:p text:style-name="P6"><text:span text:style-name="T21">credit_card_raw.drop_duplicates() # check if there are duplicates</text:span></text:p>
      <text:p text:style-name="P6"><text:span text:style-name="T21">credit_card_raw[credit_card_raw.duplicated]</text:span></text:p>
      <text:p text:style-name="P6"><text:span text:style-name="T21">credit_card_raw.describe()# gives the descriptive statistics for numeric variables by default.</text:span></text:p>
      <text:p text:style-name="P6"><text:span text:style-name="T21">credit_card_raw.columns# gives the columns present in dataset.</text:span><text:span text:style-name="T22"/></text:p>
      <text:p text:style-name="P6"><text:span text:style-name="T22">5.Data cleaning:-</text:span><text:span text:style-name="T23"/></text:p>
      <text:p text:style-name="P6"><text:span text:style-name="T23">checking for sum of null values in dataset</text:span><text:span text:style-name="T24"/></text:p>
      <text:p text:style-name="P6"><text:span text:style-name="T25">credit_card_raw.isnull().sum()</text:span></text:p>
      <text:p text:style-name="P6"><text:span text:style-name="T25">GENDER<text:s text:c="15"/>7</text:span></text:p>
      <text:p text:style-name="P6"><text:span text:style-name="T25">Annual_income<text:s text:c="7"/>23</text:span></text:p>
      <text:p text:style-name="P6"><text:span text:style-name="T25">Birthday_count<text:s text:c="6"/>22</text:span></text:p>
      <text:p text:style-name="P6"><text:span text:style-name="T25">Type_Occupation<text:s text:c="4"/>488</text:span><text:span text:style-name="T26"/></text:p>
      <text:p text:style-name="P6"><text:span text:style-name="T26">These columns contains missing values.</text:span><text:span text:style-name="T27"/></text:p>
      <text:p text:style-name="P6"><text:span text:style-name="T27">6.Remove Missing values:-</text:span><text:span text:style-name="T28"/></text:p>
      <text:p text:style-name="P6"><text:span text:style-name="T28">Numerical variables:-</text:span></text:p>
      <text:p text:style-name="P6"><text:span text:style-name="T28">By converting the birthday count dividing by 365 gives you age.</text:span><text:span text:style-name="T29"/></text:p>
      <text:p text:style-name="P6"><text:span text:style-name="T30">credit_card_raw['age']=np.abs(credit_card_raw['Birthday_count']/365)</text:span></text:p>
      <text:p text:style-name="P6"><text:span text:style-name="T30">credit_card_raw['experience']=np.abs(credit_card_raw['Employed_days']/365)</text:span></text:p>
      <text:p text:style-name="P6"><text:span text:style-name="T30">Categorical variables:-</text:span></text:p>
      <text:p text:style-name="P6"><text:span text:style-name="T30">credit_card_raw['GENDER']=credit_card_raw['GENDER'].fillna(credit_card_raw['GENDER'].mode()[0])</text:span></text:p>
      <text:p text:style-name="P6"><text:span text:style-name="T30">credit_card_raw['Type_Occupation']=credit_card_raw['Type_Occupation'].fillna(credit_card_raw['Type_Occupation'].mode()[0])</text:span></text:p>
      <text:p text:style-name="P6"><text:span text:style-name="T30">Now,the sum of null values is 0.</text:span></text:p>
      <text:p text:style-name="P6"><text:span text:style-name="T31">7.EDA:-</text:span></text:p>
      <text:p text:style-name="P6"><text:span text:style-name="T32">Categorical variables:-</text:span></text:p>
      <text:list text:style-name="L7">
        <text:list-item>
          <text:p text:style-name="P7"><text:span text:style-name="T32">Count of approved and not approved persons.</text:span><text:span text:style-name="T33"/></text:p>
        </text:list-item>
      </text:list>
      <text:p text:style-name="P8"><text:span text:style-name="T34">0<text:s text:c="4"/>1373</text:span></text:p>
      <text:p text:style-name="P8"><text:span text:style-name="T34">1<text:s text:c="5"/>175</text:span><text:span text:style-name="T35"/></text:p>
      <text:list text:style-name="L9">
        <text:list-item>
          <text:p text:style-name="P9"><text:span text:style-name="T36">Count of male and female persons.</text:span></text:p>
        </text:list-item>
      </text:list>
      <text:p text:style-name="P10"><text:span text:style-name="T37">F<text:s text:c="4"/>973</text:span></text:p>
      <text:p text:style-name="P10"><text:span text:style-name="T37">M<text:s text:c="4"/>568</text:span></text:p>
      <text:list text:style-name="L11">
        <text:list-item>
          <text:p text:style-name="P11"><text:span text:style-name="T38">Number of persons marital status wise.</text:span></text:p>
        </text:list-item>
      </text:list>
      <text:p text:style-name="P12"><text:span text:style-name="T39">Married<text:s text:c="17"/>1049</text:span></text:p>
      <text:p text:style-name="P12"><text:span text:style-name="T39">Single / not married<text:s text:c="5"/>227</text:span></text:p>
      <text:p text:style-name="P12"><text:span text:style-name="T39">Civil marriage<text:s text:c="11"/>101</text:span></text:p>
      <text:p text:style-name="P12"><text:span text:style-name="T39">Separated<text:s text:c="17"/>96</text:span></text:p>
      <text:p text:style-name="P12"><text:span text:style-name="T39">Widow<text:s text:c="21"/>75</text:span></text:p>
      <text:list text:style-name="L13">
        <text:list-item>
          <text:p text:style-name="P13"><text:span text:style-name="T40">Number of persons income type wise.</text:span><text:span text:style-name="T41"/></text:p>
        </text:list-item>
      </text:list>
      <text:p text:style-name="P14"><text:span text:style-name="T41">Working<text:s text:c="17"/>798</text:span></text:p>
      <text:p text:style-name="P14"><text:span text:style-name="T41">Commercial associate<text:s text:c="4"/>365</text:span></text:p>
      <text:p text:style-name="P14"><text:span text:style-name="T41">Pensioner<text:s text:c="15"/>269</text:span></text:p>
      <text:p text:style-name="P14"><text:span text:style-name="T41">State servant<text:s text:c="11"/>116</text:span></text:p>
      <text:list text:style-name="L15">
        <text:list-item>
          <text:p text:style-name="P15"><text:span text:style-name="T42">Number of persons education wise.</text:span><text:span text:style-name="T43"/></text:p>
        </text:list-item>
      </text:list>
      <text:p text:style-name="P16"><text:span text:style-name="T44">Secondary / secondary special<text:s text:c="4"/>1031</text:span></text:p>
      <text:p text:style-name="P16"><text:span text:style-name="T44">Higher education<text:s text:c="18"/>426</text:span></text:p>
      <text:p text:style-name="P16"><text:span text:style-name="T44">Incomplete higher<text:s text:c="18"/>68</text:span></text:p>
      <text:p text:style-name="P16"><text:span text:style-name="T44">Lower secondary<text:s text:c="20"/>21</text:span></text:p>
      <text:p text:style-name="P16"><text:span text:style-name="T44">Academic degree<text:s text:c="21"/>2</text:span></text:p>
      <text:list text:style-name="L17">
        <text:list-item>
          <text:p text:style-name="P17"><text:span text:style-name="T44">Distribution of age column</text:span><text:span text:style-name="T45"/></text:p>
        </text:list-item>
      </text:list>
      <text:p text:style-name="P18"><text:span text:style-name="T46">The distribution plot<text:s text:c="2"/>is positively skewed.</text:span></text:p>
      <text:p text:style-name="P18"><text:span text:style-name="T46">after applying log transformation we convert the data into normal distribution.</text:span></text:p>
      <text:list text:style-name="L19">
        <text:list-item>
          <text:p text:style-name="P19"><text:span text:style-name="T46"><text:s/>Heatmap for whole dataframe</text:span><text:span text:style-name="T47"/></text:p>
        </text:list-item>
      </text:list>
      <text:p text:style-name="P20"><text:span text:style-name="T48">corr=credit_card_raw.corr()</text:span></text:p>
      <text:p text:style-name="P20"><text:span text:style-name="T48">plt.figure(figsize=(10,6))</text:span></text:p>
      <text:p text:style-name="P20"><text:span text:style-name="T48">sns.heatmap(corr,annot=True)</text:span><text:span text:style-name="T49"/></text:p>
      <text:p text:style-name="P21"><text:span text:style-name="T49">8.Outlier detection and removal:-</text:span></text:p>
      <text:p text:style-name="P21"><text:span text:style-name="T50">By using boxplot,we can detect outliers.more importantly only two attributes have outliers one is AnnualIncome,Family members.</text:span></text:p>
      <text:p text:style-name="P21"><text:span text:style-name="T50">By using winsorization technique,i am able to removal outliers.</text:span></text:p>
      <text:p text:style-name="P21"><text:span text:style-name="T50">after removing the outliers also boxplot is plotted.</text:span><text:span text:style-name="T51"/></text:p>
      <text:p text:style-name="P21"><text:span text:style-name="T51">9.Feature Encoding:-</text:span></text:p>
      <text:p text:style-name="P21"><text:span text:style-name="T51">Ordinal encoding:-</text:span></text:p>
      <text:p text:style-name="P21"><text:span text:style-name="T52">Categorical attributes with order:-</text:span></text:p>
      <text:p text:style-name="P21"><text:span text:style-name="T52">Type_Income','EDUCATION','Housing_type',<text:s text:c="8"/>'Type_Occupation'.Soo we need to perform Ordinal encoding here</text:span></text:p>
      <text:p text:style-name="P21"><text:span text:style-name="T52">Ordinal encoding is performed on attributes which have order.</text:span></text:p>
      <text:p text:style-name="P21"><text:span text:style-name="T53">One hot encoding:-</text:span></text:p>
      <text:p text:style-name="P21"><text:span text:style-name="T54">Categorical attributes without order:-</text:span></text:p>
      <text:p text:style-name="P21"><text:span text:style-name="T54">'Car_Owner','Propert_Owner','Marital_status','GENDER'.Soo,we can perform one hot coding here as attribute doesn't hold any order.</text:span><text:span text:style-name="T55"/></text:p>
      <text:p text:style-name="P21"><text:span text:style-name="T55">9.splitting the data:-</text:span></text:p>
      <text:p text:style-name="P21"><text:span text:style-name="T55">By dropping the target variable defining 'X'.</text:span></text:p>
      <text:p text:style-name="P21"><text:span text:style-name="T56">X=credit_card_raw.drop(['label'],axis=1)</text:span></text:p>
      <text:p text:style-name="P21"><text:span text:style-name="T57">By keeping target variable defining 'y'.</text:span><text:span text:style-name="T58"/></text:p>
      <text:p text:style-name="P21"><text:span text:style-name="T58">y=credit_card_raw['label']</text:span></text:p>
      <text:p text:style-name="P21"><text:span text:style-name="T59">10.Feature Selection:-</text:span></text:p>
      <text:p text:style-name="P21"><text:span text:style-name="T60">For feature selection i am using rfe(recursive feature elimination) method.</text:span></text:p>
      <text:p text:style-name="P21"><text:span text:style-name="T60">Here we have used random forest algorithm.</text:span></text:p>
      <text:p text:style-name="P21"><text:span text:style-name="T60">rfe_method = RFE(rf_classifier, n_features_to_select=8, step=2)</text:span></text:p>
      <text:p text:style-name="P21"><text:span text:style-name="T60">we got the feature ranking as </text:span></text:p>
      <text:p text:style-name="P21"><text:span text:style-name="T60">Feature Ranking: [1 2 1 1 1 2 5 4 6 1 1 1 1 3 3 5 7 6 7 4]</text:span></text:p>
      <text:p text:style-name="P21"><text:span text:style-name="T60">Index(['Ind_ID', 'CHILDREN', 'Annual_income', 'Type_Income', 'EDUCATION', 'Housing_type', 'Work_Phone', 'Phone', 'EMAIL_ID', 'Type_Occupation','Family_Members', 'age', 'experience', 'Car_Owner_Y', 'Propert_Owner_Y','Marital_status_Married', 'Marital_status_Separated','Marital_status_Single / not married', 'Marital_status_Widow','GENDER_M'], dtype='object')</text:span></text:p>
      <text:p text:style-name="P21"><text:span text:style-name="T60">X1=X[['Ind_ID','Annual_income','Type_Income', 'EDUCATION','Family_Members','Type_Occupation','age', 'experience']]</text:span></text:p>
      <text:p text:style-name="P21"><text:span text:style-name="T60">y=credit_card_raw["label"]</text:span></text:p>
      <text:p text:style-name="P21"><text:span text:style-name="T61">12.Using SMOTE for imbalanced data:-</text:span></text:p>
      <text:p text:style-name="P21"><text:span text:style-name="T62">0<text:s text:c="4"/>1373</text:span></text:p>
      <text:p text:style-name="P21"><text:span text:style-name="T62">1<text:s text:c="5"/>175</text:span></text:p>
      <text:p text:style-name="P21"><text:span text:style-name="T63">As we have imbalanced data in target variable we need to use SMOTE</text:span></text:p>
      <text:p text:style-name="P21"><text:span text:style-name="T63">from imblearn.over_sampling import SMOTE</text:span></text:p>
      <text:p text:style-name="P21"><text:span text:style-name="T63">X,y=SMOTE().fit_resample(X1,y)</text:span></text:p>
      <text:p text:style-name="P21"><text:span text:style-name="T63">After using SMOTE</text:span></text:p>
      <text:p text:style-name="P21"><text:span text:style-name="T64">1<text:s text:c="4"/>1373</text:span></text:p>
      <text:p text:style-name="P21"><text:span text:style-name="T64">0<text:s text:c="4"/>1373</text:span></text:p>
      <text:p text:style-name="P21"><text:span text:style-name="T64">Target variable values are balanced.</text:span><text:span text:style-name="T65"/></text:p>
      <text:p text:style-name="P21"><text:span text:style-name="T65">13.Training the model:-</text:span><text:span text:style-name="T66"/></text:p>
      <text:p text:style-name="P21"><text:span text:style-name="T66">Importing sklearn and model selection to<text:s text:c="2"/>import train_test_split</text:span><text:span text:style-name="T67"/></text:p>
      <text:p text:style-name="P21"><text:span text:style-name="T68">from sklearn.model_selection import train_test_split</text:span></text:p>
      <text:p text:style-name="P21"><text:span text:style-name="T68">X_train, X_test, y_train, y_test = train_test_split(X, y, test_size=0.2, random_state=42) # 70% training and 30% test</text:span></text:p>
      <text:p text:style-name="P21"><text:span text:style-name="T69">14.Feature scaling:-</text:span><text:span text:style-name="T70"/></text:p>
      <text:p text:style-name="P21"><text:span text:style-name="T70">Using standard scaler method we scale the data.</text:span><text:span text:style-name="T71"/></text:p>
      <text:p text:style-name="P21"><text:span text:style-name="T72">from sklearn.metrics import accuracy_score</text:span></text:p>
      <text:p text:style-name="P21"><text:span text:style-name="T72">from sklearn.preprocessing import StandardScaler</text:span></text:p>
      <text:p text:style-name="P21"><text:span text:style-name="T72">sc=StandardScaler()</text:span></text:p>
      <text:p text:style-name="P21"><text:span text:style-name="T72">X_train=sc.fit_transform(X_train)</text:span></text:p>
      <text:p text:style-name="P21"><text:span text:style-name="T72">X_test=sc.fit_transform(X_test)</text:span></text:p>
      <text:p text:style-name="P21"><text:span text:style-name="T73">15.Testing the model with Logistic Regression:-</text:span><text:span text:style-name="T74"/></text:p>
      <text:p text:style-name="P21"><text:span text:style-name="T74">Training Accuracy of Logistic Regression :<text:s text:c="2"/>0.535063752276867</text:span></text:p>
      <text:p text:style-name="P21"><text:span text:style-name="T74">Accuracy of Logistic Regression :<text:s text:c="2"/>0.54</text:span></text:p>
      <text:p text:style-name="P21"><text:span text:style-name="T74">Precision :<text:s text:c="2"/>0.5411764705882353</text:span></text:p>
      <text:p text:style-name="P21"><text:span text:style-name="T74">Recall :<text:s text:c="2"/>0.5036496350364964</text:span></text:p>
      <text:p text:style-name="P21"><text:span text:style-name="T74">f1 score :<text:s text:c="2"/>0.5217391304347826</text:span></text:p>
      <text:p text:style-name="P21"><text:span text:style-name="T74">[[159 117]</text:span></text:p>
      <text:p text:style-name="P21"><text:span text:style-name="T74"><text:s/>[136 138]]</text:span></text:p>
      <text:p text:style-name="P21"><text:span text:style-name="T75">16.Testing the model with Decision Tree:-</text:span></text:p>
      <text:p text:style-name="P21"><text:span text:style-name="T76">Training Accuracy of Decision Tree Classifier :<text:s text:c="2"/>1.0</text:span></text:p>
      <text:p text:style-name="P21"><text:span text:style-name="T76">Accuracy of Decision Tree classifier :<text:s text:c="2"/>0.5581818181818182</text:span></text:p>
      <text:p text:style-name="P21"><text:span text:style-name="T76">Precision :<text:s text:c="2"/>0.5311871227364185</text:span></text:p>
      <text:p text:style-name="P21"><text:span text:style-name="T76">Recall :<text:s text:c="2"/>0.9635036496350365</text:span></text:p>
      <text:p text:style-name="P21"><text:span text:style-name="T76">f1 score :<text:s text:c="2"/>0.6848249027237355</text:span></text:p>
      <text:p text:style-name="P21"><text:span text:style-name="T76">[[ 43 233]</text:span></text:p>
      <text:p text:style-name="P21"><text:span text:style-name="T76"><text:s/>[ 10 264]]</text:span></text:p>
      <text:p text:style-name="P21"><text:span text:style-name="T77">17.Testing the model with Random Forest:-</text:span></text:p>
      <text:p text:style-name="P21"><text:span text:style-name="T78">Training Accuracy of Random Forest Classifier :<text:s text:c="2"/>1.0</text:span></text:p>
      <text:p text:style-name="P21"><text:span text:style-name="T78">Accuracy of Random forest Classifier :<text:s text:c="2"/>0.6709090909090909</text:span></text:p>
      <text:p text:style-name="P21"><text:span text:style-name="T78">Precision :<text:s text:c="2"/>0.604494382022472</text:span></text:p>
      <text:p text:style-name="P21"><text:span text:style-name="T78">Recall :<text:s text:c="2"/>0.9817518248175182</text:span></text:p>
      <text:p text:style-name="P21"><text:span text:style-name="T78">f1 score :<text:s text:c="2"/>0.7482614742698193</text:span></text:p>
      <text:p text:style-name="P21"><text:span text:style-name="T78">[[100 176]</text:span></text:p>
      <text:p text:style-name="P21"><text:span text:style-name="T78"><text:s/>[<text:s text:c="2"/>5 269]]</text:span></text:p>
      <text:p text:style-name="P21"><text:span text:style-name="T79">18.Testing the model with XGBoost:-</text:span></text:p>
      <text:p text:style-name="P21"><text:span text:style-name="T80">Training Accuracy of XGBClassifier :<text:s text:c="2"/>0.9968123861566485</text:span></text:p>
      <text:p text:style-name="P21"><text:span text:style-name="T80">Accuracy of XGBClassifier :<text:s text:c="2"/>0.6072727272727273</text:span></text:p>
      <text:p text:style-name="P21"><text:span text:style-name="T80">Precision :<text:s text:c="2"/>0.5591836734693878</text:span></text:p>
      <text:p text:style-name="P21"><text:span text:style-name="T80">Recall :<text:s text:c="2"/>1.0</text:span></text:p>
      <text:p text:style-name="P21"><text:span text:style-name="T80">f1 score :<text:s text:c="2"/>0.7172774869109948</text:span></text:p>
      <text:p text:style-name="P21"><text:span text:style-name="T80">[[ 60 216]</text:span></text:p>
      <text:p text:style-name="P21"><text:span text:style-name="T80"><text:s/>[<text:s text:c="2"/>0 274]]</text:span></text:p>
      <text:p text:style-name="P21"><text:span text:style-name="T81">19.Cross validation:-</text:span></text:p>
      <text:p text:style-name="P21"><text:span text:style-name="T82">Logistic Regression Classifier<text:s text:c="2"/>Accuracy<text:s text:c="2"/>after cross validation is 49.78</text:span></text:p>
      <text:p text:style-name="P21"><text:span text:style-name="T82">Decision Tree Classifier<text:s text:c="2"/>Accuracy after cross validation is 90.9</text:span></text:p>
      <text:p text:style-name="P21"><text:span text:style-name="T82">Random Forest Classifier Accuracy after cross validation is 95.88</text:span></text:p>
      <text:p text:style-name="P21"><text:span text:style-name="T82">XGBoost Classifier Accuracy after cross validation is 95.59</text:span><text:span text:style-name="T83"/></text:p>
      <text:p text:style-name="P21"><text:span text:style-name="T83">20.Hyper Parameter Tuning:-</text:span></text:p>
      <text:p text:style-name="P21"><text:span text:style-name="T84">I have used Grid_search cv to increase the performance of the model.</text:span></text:p>
      <text:p text:style-name="P21"><text:span text:style-name="T84">Best parameters:-</text:span></text:p>
      <text:p text:style-name="P21"><text:span text:style-name="T84">LogisticRegression(C=0.03359818286283781, penalty='l1', solver='liblinear')</text:span></text:p>
      <text:p text:style-name="P21"><text:span text:style-name="T84">Accuracy of Logistic Regresssion after Hyper Parameter Tuning<text:s text:c="2"/>is 0.54</text:span></text:p>
      <text:p text:style-name="P21"><text:span text:style-name="T84">Best parameters:-</text:span></text:p>
      <text:p text:style-name="P21"><text:span text:style-name="T84">DecisionTreeClassifier(max_depth=3)</text:span></text:p>
      <text:p text:style-name="P21"><text:span text:style-name="T84">{'max_depth': 3, 'min_samples_leaf': 1}</text:span></text:p>
      <text:p text:style-name="P21"><text:span text:style-name="T84">Accuracy of Decision Tree Classifier after Hyper Parameter Tuning is 0.69</text:span></text:p>
      <text:p text:style-name="P21"><text:span text:style-name="T84">Best parameters:-</text:span></text:p>
      <text:p text:style-name="P21"><text:span text:style-name="T84">{'max_depth': None, 'max_features': 0.2, 'max_samples': 1.0, 'n_estimators': 100}</text:span></text:p>
      <text:p text:style-name="P21"><text:span text:style-name="T84">Accuracy of Random Forest Classifier after Hyper Parameter Tuning<text:s text:c="2"/>is 0.95</text:span></text:p>
      <text:p text:style-name="P21"><text:span text:style-name="T84">Best parameters:-</text:span></text:p>
      <text:p text:style-name="P21"><text:span text:style-name="T84">The best score of XGBoost Classifier after hyper parameter tuning is 0.97</text:span></text:p>
      <text:p text:style-name="P21"><text:span text:style-name="T84">The best hyperparameters are {'max_depth': 9}</text:span></text:p>
      <text:p text:style-name="P21"><text:span text:style-name="T85">21.Final Accuracies:-</text:span></text:p>
      <text:p text:style-name="P22"><draw:frame text:anchor-type="as-char" svg:width="152.40mm" svg:height="66.15mm" style:rel-width="scale" style:rel-height="scale"><draw:object-ole xlink:href="OleObj2"/><draw:image xlink:href="ObjectReplacements/OleObj2"/></draw:frame><text:span text:style-name="T85"/></text:p>
      <text:p text:style-name="P23"><text:span text:style-name="T85">By Comparing all the four models:</text:span></text:p>
      <text:p text:style-name="P23"><text:span text:style-name="T85">Logistic Regression :- 74%</text:span></text:p>
      <text:p text:style-name="P23"><text:span text:style-name="T85">Decision Tree Classifier:- 75%</text:span></text:p>
      <text:p text:style-name="P23"><text:span text:style-name="T85">Random Forest Classifier:- 95%</text:span></text:p>
      <text:p text:style-name="P23"><text:span text:style-name="T85">XGB Classifier:- 97%</text:span></text:p>
      <text:p text:style-name="P23"><text:span text:style-name="T85">XGB Classifier is the most appropriate model for Credit card Approval Process as it has highest accuracy of 97%.</text:span></text:p>
      <text:p text:style-name="P23"><text:span text:style-name="T85"/></text:p>
      <text:p text:style-name="P23"><text:span text:style-name="T85"/></text:p>
      <text:p text:style-name="P23"><text:span text:style-name="T85"/></text:p>
      <text:p text:style-name="P23"><text:span text:style-name="T85"/></text:p>
      <text:p text:style-name="P23"><text:span text:style-name="T8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